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B4000004744028DEB1337E41E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146" officeooo:paragraph-rsid="001e4146"/>
    </style:style>
    <style:style style:name="T1" style:family="text">
      <style:text-properties fo:color="#c9211e"/>
    </style:style>
    <style:style style:name="T2" style:family="text">
      <style:text-properties officeooo:rsid="001ef0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8.3272in" draw:z-index="0"><draw:image xlink:href="Pictures/10000201000003B4000004744028DEB1337E41EC.png" xlink:type="simple" xlink:show="embed" xlink:actuate="onLoad" loext:mime-type="image/png"/></draw:frame></text:p>
      <text:p text:style-name="P1">2 x <text:span text:style-name="T1">3</text:span> @ <text:span text:style-name="T1">3 </text:span>x 2 – <text:span text:style-name="T2">if the red match then you can multip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14:47:24.835881207</meta:creation-date>
    <meta:generator>LibreOffice/6.3.2.2$Linux_X86_64 LibreOffice_project/30$Build-2</meta:generator>
    <dc:date>2019-10-18T12:14:02.679189591</dc:date>
    <meta:editing-duration>PT53M12S</meta:editing-duration>
    <meta:editing-cycles>5</meta:editing-cycles>
    <meta:document-statistic meta:table-count="0" meta:image-count="1" meta:object-count="0" meta:page-count="1" meta:paragraph-count="1" meta:word-count="15" meta:character-count="54" meta:non-whitespace-character-count="39"/>
  </office:meta>
</office:document-meta>
</file>